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38" officeooo:paragraph-rsid="0007c138"/>
    </style:style>
    <style:style style:name="P2" style:family="paragraph" style:parent-style-name="Standard">
      <style:text-properties officeooo:rsid="000855e4" officeooo:paragraph-rsid="000855e4"/>
    </style:style>
    <style:style style:name="P3" style:family="paragraph" style:parent-style-name="Standard">
      <style:text-properties officeooo:paragraph-rsid="000855e4"/>
    </style:style>
    <style:style style:name="P4" style:family="paragraph" style:parent-style-name="Standard">
      <style:text-properties officeooo:rsid="000a1b7a" officeooo:paragraph-rsid="000a1b7a"/>
    </style:style>
    <style:style style:name="P5" style:family="paragraph" style:parent-style-name="Standard">
      <style:text-properties officeooo:paragraph-rsid="000a1b7a"/>
    </style:style>
    <style:style style:name="P6" style:family="paragraph" style:parent-style-name="Standard">
      <style:text-properties fo:font-size="14pt" officeooo:rsid="0007c138" officeooo:paragraph-rsid="0007c138" style:font-size-asian="14pt" style:font-size-complex="14pt"/>
    </style:style>
    <style:style style:name="P7" style:family="paragraph" style:parent-style-name="Standard">
      <style:text-properties fo:font-size="14pt" officeooo:rsid="000855e4" officeooo:paragraph-rsid="000855e4" style:font-size-asian="14pt" style:font-size-complex="14pt"/>
    </style:style>
    <style:style style:name="P8" style:family="paragraph" style:parent-style-name="Standard">
      <style:text-properties fo:font-size="14pt" officeooo:rsid="000a1b7a" officeooo:paragraph-rsid="000a1b7a" style:font-size-asian="14pt" style:font-size-complex="14pt"/>
    </style:style>
    <style:style style:name="P9" style:family="paragraph" style:parent-style-name="Table_20_Contents">
      <style:text-properties officeooo:rsid="0007c138" officeooo:paragraph-rsid="0007c138"/>
    </style:style>
    <style:style style:name="P10" style:family="paragraph" style:parent-style-name="Table_20_Contents">
      <style:text-properties fo:color="#ff0000" officeooo:rsid="0007c138" officeooo:paragraph-rsid="0007c138"/>
    </style:style>
    <style:style style:name="P11" style:family="paragraph" style:parent-style-name="Table_20_Contents">
      <style:text-properties fo:color="#3333ff" officeooo:rsid="0007c138" officeooo:paragraph-rsid="0007c138"/>
    </style:style>
    <style:style style:name="P12" style:family="paragraph" style:parent-style-name="Table_20_Contents">
      <style:text-properties fo:color="#00cc00" officeooo:rsid="0007c138" officeooo:paragraph-rsid="0007c138"/>
    </style:style>
    <style:style style:name="P13" style:family="paragraph" style:parent-style-name="Standard">
      <style:text-properties officeooo:rsid="000855e4" officeooo:paragraph-rsid="000855e4"/>
    </style:style>
    <style:style style:name="T1" style:family="text">
      <style:text-properties officeooo:rsid="000855e4"/>
    </style:style>
    <style:style style:name="T2" style:family="text">
      <style:text-properties officeooo:rsid="000a1b7a"/>
    </style:style>
    <style:style style:name="T3" style:family="text">
      <style:text-properties officeooo:rsid="000cd0fc"/>
    </style:style>
    <style:style style:name="T4" style:family="text">
      <style:text-properties officeooo:rsid="000da78b"/>
    </style:style>
    <style:style style:name="T5" style:family="text">
      <style:text-properties officeooo:rsid="000eba80"/>
    </style:style>
    <style:style style:name="T6" style:family="text">
      <style:text-properties officeooo:rsid="00107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Integrantes</text:p>
      <text:p text:style-name="P1"><text:tab/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9">Nombre</text:p>
          </table:table-cell>
          <table:table-cell table:style-name="Tabla1.A1" office:value-type="string">
            <text:p text:style-name="P9">Apellido</text:p>
          </table:table-cell>
          <table:table-cell table:style-name="Tabla1.A1" office:value-type="string">
            <text:p text:style-name="P9">Rol auditoría 1</text:p>
          </table:table-cell>
          <table:table-cell table:style-name="Tabla1.A1" office:value-type="string">
            <text:p text:style-name="P9">Rol auditoría 2</text:p>
          </table:table-cell>
          <table:table-cell table:style-name="Tabla1.E1" office:value-type="string">
            <text:p text:style-name="P9">Rol auditoría 3</text:p>
          </table:table-cell>
        </table:table-row>
        <table:table-row>
          <table:table-cell table:style-name="Tabla1.A2" office:value-type="string">
            <text:p text:style-name="P9">Pablo</text:p>
          </table:table-cell>
          <table:table-cell table:style-name="Tabla1.A2" office:value-type="string">
            <text:p text:style-name="P9">Callado</text:p>
          </table:table-cell>
          <table:table-cell table:style-name="Tabla1.A2" office:value-type="string">
            <text:p text:style-name="P10">Jefe proyecto</text:p>
          </table:table-cell>
          <table:table-cell table:style-name="Tabla1.A2" office:value-type="string">
            <text:p text:style-name="P11">Product owner</text:p>
          </table:table-cell>
          <table:table-cell table:style-name="Tabla1.E2" office:value-type="string">
            <text:p text:style-name="P12">Desarrollador</text:p>
          </table:table-cell>
        </table:table-row>
        <table:table-row>
          <table:table-cell table:style-name="Tabla1.A2" office:value-type="string">
            <text:p text:style-name="P9">Iván</text:p>
          </table:table-cell>
          <table:table-cell table:style-name="Tabla1.A2" office:value-type="string">
            <text:p text:style-name="P9">Pajares</text:p>
          </table:table-cell>
          <table:table-cell table:style-name="Tabla1.A2" office:value-type="string">
            <text:p text:style-name="P11">Product owner</text:p>
          </table:table-cell>
          <table:table-cell table:style-name="Tabla1.A2" office:value-type="string">
            <text:p text:style-name="P12">Desarrollador</text:p>
          </table:table-cell>
          <table:table-cell table:style-name="Tabla1.E2" office:value-type="string">
            <text:p text:style-name="P10">Jefe proyecto</text:p>
          </table:table-cell>
        </table:table-row>
        <table:table-row>
          <table:table-cell table:style-name="Tabla1.A2" office:value-type="string">
            <text:p text:style-name="P9">Aritz</text:p>
          </table:table-cell>
          <table:table-cell table:style-name="Tabla1.A2" office:value-type="string">
            <text:p text:style-name="P9">Idiazabal</text:p>
          </table:table-cell>
          <table:table-cell table:style-name="Tabla1.A2" office:value-type="string">
            <text:p text:style-name="P12">Desarrollador</text:p>
          </table:table-cell>
          <table:table-cell table:style-name="Tabla1.A2" office:value-type="string">
            <text:p text:style-name="P10"><text:bookmark-start text:name="__DdeLink__1813_794843773"/>Jefe proyecto<text:bookmark-end text:name="__DdeLink__1813_794843773"/></text:p>
          </table:table-cell>
          <table:table-cell table:style-name="Tabla1.E2" office:value-type="string">
            <text:p text:style-name="P11">Product owner</text:p>
          </table:table-cell>
        </table:table-row>
      </table:table>
      <text:p text:style-name="P1"/>
      <text:p text:style-name="P7">Descripción aplicación</text:p>
      <text:p text:style-name="P3"><text:tab/><text:span text:style-name="T1">Programa para gestionar la gestión de facturas y resúmenes de producción de productos en el sector artesano</text:span></text:p>
      <text:p text:style-name="P3"/>
      <text:p text:style-name="P8">Ejemplo</text:p>
      <text:p text:style-name="P4"><text:tab/>Dueño fábrica: Manolo</text:p>
      <text:p text:style-name="P4"><text:tab/>Cliente: Luis</text:p>
      <text:p text:style-name="P4"><text:tab/>Luis hace un pedido en la aplicación de 1 mesa y 4 sillas</text:p>
      <text:p text:style-name="P4"><text:tab/>A Luis se le informa del precio total del pedido y se le genera la factura</text:p>
      <text:p text:style-name="P4"><text:tab/>A Manolo se le informa de cuántas patas, tablas, asientos y respaldos se necesitan para hacer los productos (versión 2)</text:p>
      <text:p text:style-name="P4"><text:tab/>Se guarda información del pedido en una base de datos (versión 2)</text:p>
      <text:p text:style-name="P4"><text:tab/>Luis se registra o inicia sesión en la aplicación y automáticamente se le rellena el campo de dirección <text:span text:style-name="T3">(versión 3)</text:span></text:p>
      <text:p text:style-name="P5"/>
      <text:p text:style-name="P7">Alcance del proyecto</text:p>
      <text:p text:style-name="P2"><text:tab/>Especificación, desarrollo e <text:span text:style-name="T4">instalación</text:span>. No mantenimiento posterior a la fecha de entrega</text:p>
      <text:p text:style-name="P2"/>
      <text:p text:style-name="P7">Ciclo de vida del proyecto</text:p>
      <text:p text:style-name="P2"><text:tab/>Tres versiones</text:p>
      <text:p text:style-name="P2"><text:tab/><text:tab/>Primera versión: realización del pedido y generación de factura para el cliente</text:p>
      <text:p text:style-name="P2"><text:tab/><text:tab/>Segunda versión: generar informe de fabricación para el artesano y almacenamiento de los <text:tab/><text:tab/><text:tab/>pedidos en una base de datos </text:p>
      <text:p text:style-name="P2"><text:tab/><text:tab/>Tercera versión: control de acceso a la aplicación (registro y <text:span text:style-name="T2">login)</text:span></text:p>
      <text:p text:style-name="P2"><text:tab/><text:span text:style-name="T5">Revisión riesgos:</text:span></text:p>
      <text:p text:style-name="P2"><text:tab/><text:tab/><text:span text:style-name="T5">Una vez por sprint si el riesgo es medio o inferior al principio del sprint</text:span></text:p>
      <text:p text:style-name="P2"><text:tab/><text:tab/><text:span text:style-name="T5">Dos veces por sprint si el riesgo es superior a medio al principio y a la mitad del sprint</text:span></text:p>
      <text:p text:style-name="P2"><text:tab/><text:span text:style-name="T6">Al detectar un riesgo:</text:span></text:p>
      <text:p text:style-name="P2"><text:tab/><text:tab/><text:span text:style-name="T6">El responsable (jefe de proyecto en cada sprint) reunirá a los afectados por ese riesgo para <text:tab/><text:tab/>buscar una solución óptima y así reducir el impacto del mismo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51:56.603092736</meta:creation-date>
    <meta:generator>LibreOffice/5.1.6.2$Linux_X86_64 LibreOffice_project/10m0$Build-2</meta:generator>
    <dc:date>2018-04-12T17:48:17.300015345</dc:date>
    <meta:editing-duration>PT7M3S</meta:editing-duration>
    <meta:editing-cycles>6</meta:editing-cycles>
    <meta:document-statistic meta:table-count="1" meta:image-count="0" meta:object-count="0" meta:page-count="1" meta:paragraph-count="44" meta:word-count="270" meta:character-count="1628" meta:non-whitespace-character-count="1370"/>
  </office:meta>
</office:document-meta>
</file>